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framagit.org/frju365/tutos-divers/blob/master/déploiement-gitlab.m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0-01-07T14:34:12.318000000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75" meta:non-whitespace-character-count="75"/>
  </office:meta>
</office:document-meta>
</file>